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43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Avanc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 opérateur</text:p>
          </table:table-cell>
          <table:table-cell office:value-type="string" calcext:value-type="string">
            <text:p>Types de parametres</text:p>
          </table:table-cell>
          <table:table-cell office:value-type="string" calcext:value-type="string">
            <text:p>Avancement</text:p>
          </table:table-cell>
        </table:table-row>
        <table:table-row table:style-name="ro1">
          <table:table-cell office:value-type="string" calcext:value-type="string">
            <text:p>Clear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Neg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Eval</text:p>
          </table:table-cell>
          <table:table-cell office:value-type="string" calcext:value-type="string">
            <text:p>Lexpression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 office:value-type="string" calcext:value-type="string">
            <text:p>Dup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Drop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Equ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Dif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InfEqu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upEqu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up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 table:number-rows-repeated="9">
          <table:table-cell table:number-columns-repeated="2"/>
          <table:table-cell table:style-name="ce3"/>
        </table:table-row>
        <table:table-row table:style-name="ro1" table:number-rows-repeated="6">
          <table:table-cell/>
          <table:table-cell table:style-name="Default"/>
          <table:table-cell/>
        </table:table-row>
        <table:table-row table:style-name="ro1" table:number-rows-repeated="1048438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heet1.C3:Sheet1.C131">
            <calcext:condition calcext:apply-style-name="Untitled1" calcext:value="contains-text(&quot;Done&quot;)" calcext:base-cell-address="Sheet1.C3"/>
          </calcext:conditional-format>
          <calcext:conditional-format calcext:target-range-address="Sheet1.C3:Sheet1.C131">
            <calcext:condition calcext:apply-style-name="Untitled2" calcext:value="contains-text(&quot;A Faire&quot;)" calcext:base-cell-address="Sheet1.C3"/>
            <calcext:condition calcext:apply-style-name="Accent" calcext:value="=0" calcext:base-cell-address="Sheet1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81d41a"/>
    </style:style>
    <style:style style:name="Untitled2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6">00/00/0000</text:date>, <text:time style:data-style-name="N2" text:time-value="10:30:58.3844630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4T18:26:26.084887696</meta:creation-date>
    <dc:date>2020-12-26T11:45:20.118754841</dc:date>
    <meta:editing-duration>PT5H7M21S</meta:editing-duration>
    <meta:editing-cycles>14</meta:editing-cycles>
    <meta:generator>LibreOffice/6.4.6.2$Linux_X86_64 LibreOffice_project/40$Build-2</meta:generator>
    <meta:document-statistic meta:table-count="1" meta:cell-count="266" meta:object-count="0"/>
  </office:meta>
</office:document-meta>
</file>